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Andale Mono" svg:font-family="'Andale Mono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KLUG" svg:font-family="LKLU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3333" style:font-name="LKLUG"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color="#cccccc" style:font-name="LKLUG" fo:font-size="18pt" officeooo:rsid="001629a5" officeooo:paragraph-rsid="001629a5" style:font-size-asian="18pt" style:font-size-complex="18pt"/>
    </style:style>
    <style:style style:name="P3" style:family="paragraph" style:parent-style-name="Standard">
      <style:paragraph-properties fo:text-align="end" style:justify-single-word="false"/>
      <style:text-properties fo:color="#6666ff" style:font-name="LKLUG" fo:font-size="16pt" officeooo:rsid="001629a5" officeooo:paragraph-rsid="001629a5" style:font-size-asian="14pt" style:font-size-complex="16pt"/>
    </style:style>
    <style:style style:name="P4" style:family="paragraph" style:parent-style-name="Standard">
      <style:paragraph-properties fo:text-align="end" style:justify-single-word="false"/>
      <style:text-properties fo:color="#6666ff" style:font-name="LKLUG" fo:font-size="14pt" officeooo:rsid="001b4d8e" officeooo:paragraph-rsid="001b4d8e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808080" style:font-name="LKLUG" fo:font-size="12pt" officeooo:rsid="001770d6" officeooo:paragraph-rsid="001770d6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808080" style:font-name="LKLUG" fo:font-size="12pt" officeooo:rsid="001629a5" officeooo:paragraph-rsid="001629a5" style:font-size-asian="12pt" style:font-size-complex="12pt"/>
    </style:style>
    <style:style style:name="P7" style:family="paragraph" style:parent-style-name="Standard" style:list-style-name="L2">
      <style:paragraph-properties fo:text-align="start" style:justify-single-word="false"/>
      <style:text-properties fo:color="#808080" style:font-name="LKLUG" fo:font-size="12pt" officeooo:rsid="001629a5" officeooo:paragraph-rsid="001629a5" style:font-size-asian="12pt" style:font-size-complex="12pt"/>
    </style:style>
    <style:style style:name="P8" style:family="paragraph" style:parent-style-name="Standard" style:list-style-name="L2">
      <style:paragraph-properties fo:text-align="start" style:justify-single-word="false"/>
      <style:text-properties fo:color="#808080" style:font-name="LKLUG" fo:font-size="12pt" officeooo:rsid="001629a5" officeooo:paragraph-rsid="001b4d8e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808080" style:font-name="LKLUG" fo:font-size="12pt" officeooo:rsid="001629a5" officeooo:paragraph-rsid="0018f3a6" style:font-size-asian="12pt" style:font-size-complex="12pt"/>
    </style:style>
    <style:style style:name="P10" style:family="paragraph" style:parent-style-name="Standard" style:list-style-name="L2">
      <style:paragraph-properties fo:text-align="start" style:justify-single-word="false"/>
      <style:text-properties fo:color="#808080" style:font-name="LKLUG" fo:font-size="12pt" officeooo:rsid="00164203" officeooo:paragraph-rsid="00164203" style:font-size-asian="12pt" style:font-size-complex="12pt"/>
    </style:style>
    <style:style style:name="P11" style:family="paragraph" style:parent-style-name="Standard" style:list-style-name="L2">
      <style:paragraph-properties fo:text-align="start" style:justify-single-word="false"/>
      <style:text-properties fo:color="#808080" style:font-name="LKLUG" fo:font-size="12pt" officeooo:rsid="00164203" officeooo:paragraph-rsid="001b4d8e" style:font-size-asian="12pt" style:font-size-complex="12pt"/>
    </style:style>
    <style:style style:name="P12" style:family="paragraph" style:parent-style-name="Standard" style:list-style-name="L2">
      <style:paragraph-properties fo:text-align="start" style:justify-single-word="false"/>
      <style:text-properties fo:color="#808080" style:font-name="LKLUG" fo:font-size="12pt" officeooo:rsid="001770d6" officeooo:paragraph-rsid="001770d6" style:font-size-asian="12pt" style:font-size-complex="12pt"/>
    </style:style>
    <style:style style:name="P13" style:family="paragraph" style:parent-style-name="Standard" style:list-style-name="L2">
      <style:paragraph-properties fo:text-align="start" style:justify-single-word="false"/>
      <style:text-properties fo:color="#808080" style:font-name="LKLUG" fo:font-size="12pt" officeooo:rsid="001770d6" officeooo:paragraph-rsid="0018f3a6" style:font-size-asian="12pt" style:font-size-complex="12pt"/>
    </style:style>
    <style:style style:name="P14" style:family="paragraph" style:parent-style-name="Standard" style:list-style-name="L2">
      <style:paragraph-properties fo:text-align="start" style:justify-single-word="false"/>
      <style:text-properties fo:color="#808080" style:font-name="LKLUG" fo:font-size="12pt" officeooo:rsid="001770d6" officeooo:paragraph-rsid="001b4d8e" style:font-size-asian="12pt" style:font-size-complex="12pt"/>
    </style:style>
    <style:style style:name="P15" style:family="paragraph" style:parent-style-name="Standard" style:list-style-name="L2">
      <style:paragraph-properties fo:text-align="start" style:justify-single-word="false"/>
      <style:text-properties fo:color="#808080" style:font-name="LKLUG" fo:font-size="12pt" officeooo:rsid="0018f3a6" officeooo:paragraph-rsid="001b4d8e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color="#808080" style:font-name="LKLUG" fo:font-size="12pt" officeooo:rsid="0018f3a6" officeooo:paragraph-rsid="0018f3a6" style:font-size-asian="12pt" style:font-size-complex="12pt"/>
    </style:style>
    <style:style style:name="P17" style:family="paragraph" style:parent-style-name="Standard" style:list-style-name="L4">
      <style:paragraph-properties fo:text-align="start" style:justify-single-word="false"/>
      <style:text-properties fo:color="#808080" style:font-name="LKLUG" fo:font-size="12pt" officeooo:rsid="0018f3a6" officeooo:paragraph-rsid="0018f3a6" style:font-size-asian="12pt" style:font-size-complex="12pt"/>
    </style:style>
    <style:style style:name="P18" style:family="paragraph" style:parent-style-name="Standard" style:list-style-name="L4">
      <style:paragraph-properties fo:text-align="start" style:justify-single-word="false"/>
      <style:text-properties fo:color="#808080" style:font-name="LKLUG" fo:font-size="12pt" officeooo:rsid="00197195" officeooo:paragraph-rsid="00197195" style:font-size-asian="12pt" style:font-size-complex="12pt"/>
    </style:style>
    <style:style style:name="P19" style:family="paragraph" style:parent-style-name="Standard" style:list-style-name="L3">
      <style:paragraph-properties fo:text-align="start" style:justify-single-word="false"/>
      <style:text-properties officeooo:paragraph-rsid="0018f3a6"/>
    </style:style>
    <style:style style:name="P20" style:family="paragraph" style:parent-style-name="Standard">
      <style:paragraph-properties fo:text-align="start" style:justify-single-word="false" fo:break-before="page"/>
      <style:text-properties fo:color="#808080" style:font-name="LKLUG" fo:font-size="12pt" officeooo:rsid="0018f3a6" officeooo:paragraph-rsid="0018f3a6" style:font-size-asian="12pt" style:font-size-complex="12pt"/>
    </style:style>
    <style:style style:name="T1" style:family="text">
      <style:text-properties officeooo:rsid="00164203"/>
    </style:style>
    <style:style style:name="T2" style:family="text">
      <style:text-properties officeooo:rsid="0018f3a6"/>
    </style:style>
    <style:style style:name="T3" style:family="text">
      <style:text-properties fo:color="#808080" style:font-name="LKLUG" fo:font-size="12pt" officeooo:rsid="0018f3a6" style:font-size-asian="12pt" style:font-size-complex="12pt"/>
    </style:style>
    <style:style style:name="T4" style:family="text">
      <style:text-properties officeooo:rsid="00197195"/>
    </style:style>
    <style:style style:name="T5" style:family="text">
      <style:text-properties officeooo:rsid="001a1ffa"/>
    </style:style>
    <style:style style:name="T6" style:family="text">
      <style:text-properties officeooo:rsid="001b4d8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cial Media Aggregator</text:p>
      <text:p text:style-name="P2">Challenge</text:p>
      <text:p text:style-name="P4">Agustin Fabián Pietrasanta, 02/04/2018</text:p>
      <text:p text:style-name="P3"/>
      <text:p text:style-name="P6">Backend, <text:span text:style-name="T2">Java + Springboot</text:span></text:p>
      <text:list xml:id="list2074356996959950288" text:style-name="L2">
        <text:list-item>
          <text:p text:style-name="P8">User <text:span text:style-name="T1">package</text:span></text:p>
          <text:p text:style-name="P8"><text:span text:style-name="T1">- Model con usuario, contraseña e email.</text:span></text:p>
          <text:p text:style-name="P7">- <text:span text:style-name="T5">Controladores para signin y signup.</text:span></text:p>
          <text:p text:style-name="P7">- <text:span text:style-name="T6">Servicio para manejar repositorio.</text:span></text:p>
          <text:p text:style-name="P7">- <text:span text:style-name="T6">Repositorio para queries a tabla de usuarios en mongoDB.</text:span></text:p>
        </text:list-item>
        <text:list-item>
          <text:p text:style-name="P10">Board package.</text:p>
          <text:p text:style-name="P10">- <text:span text:style-name="T6">Model con nombre de board, de usuario y lista de intereses.</text:span></text:p>
          <text:p text:style-name="P11">- <text:span text:style-name="T6">4 Controladores </text:span>HTTP <text:span text:style-name="T6">para</text:span> crear, obtener, actualizar o borrar <text:span text:style-name="T6">boards conectados a una interfaz KafkaProducers</text:span>. <text:span text:style-name="T6">Cada uno con un tópico propio.</text:span> </text:p>
          <text:p text:style-name="P11">- <text:span text:style-name="T6">S</text:span>ervicio de boards <text:span text:style-name="T6">utilizado por los KafkaListeners asignados a cada tópico. Accede a repositorio.</text:span></text:p>
          <text:p text:style-name="P11">- <text:span text:style-name="T6">Repositorio para queries a tabla de boards en mongoDB.</text:span></text:p>
        </text:list-item>
        <text:list-item>
          <text:p text:style-name="P12">Interest package.</text:p>
          <text:p text:style-name="P14">- <text:span text:style-name="T6">Model con nombre de interé</text:span>s (@... o #...), lista de contenidos, fecha de última actualización, <text:span text:style-name="T6">fecha de</text:span> última consulta, si fue consultado desde la última actualización (redundante pero para hacer queries más rápidos) y ID del último tweet (contenido) almacenado.</text:p>
          <text:p text:style-name="P12">- <text:span text:style-name="T6">Controlador para informar</text:span> el contenido buscado, ya almacenado previamente en la tabla de intereses por un proceso recolector.</text:p>
          <text:p text:style-name="P12">- <text:span text:style-name="T6">Servicio de intereses para manejar repositorio.</text:span></text:p>
          <text:p text:style-name="P12">- <text:span text:style-name="T6">Repositorio para queries a tabla de intereses en mongoDB.</text:span></text:p>
          <text:p text:style-name="P13">- <text:span text:style-name="T6">Dos tareas asociadas</text:span>. </text:p>
          <text:list>
            <text:list-header>
              <text:p text:style-name="P13">- <text:span text:style-name="T6">Una vez al día se eliminan de la tablas de intereses los intereses que no han sido consultados por al menos una semana. (Si un usuario volviera a consultarlos más adelante, se vuelven a agregar).</text:span></text:p>
              <text:p text:style-name="P15"><text:span text:style-name="T6">- Cada 4 segundos, los </text:span>contenidos que han sido consultados recientemente, pero que no se han actualizado desde al menos una hora <text:span text:style-name="T6">son pedidos</text:span> a la API de twitter <text:span text:style-name="T6">y se guardan en la tabla de intereses</text:span>.</text:p>
            </text:list-header>
          </text:list>
        </text:list-item>
      </text:list>
      <text:p text:style-name="P9"/>
      <text:p text:style-name="P20">Frontend, Angular 5</text:p>
      <text:list xml:id="list825217039884822014" text:style-name="L4">
        <text:list-header>
          <text:p text:style-name="P17"/>
        </text:list-header>
        <text:list-item>
          <text:p text:style-name="P17">AppModule. Tiene 2 rutas, al componente home <text:span text:style-name="T6">y</text:span> al módulo de boards (solo estando autenticado); cualquier otra ruta deriva automáticamente al módulo de autenticación.</text:p>
        </text:list-item>
        <text:list-item>
          <text:p text:style-name="P17">AuthentModule. Tiene dos componentes, para registrarse y para loguearse.</text:p>
        </text:list-item>
        <text:list-item>
          <text:p text:style-name="P17">BoardModule. Una vez logueado, se accede a la ruta principal del BoardModule, <text:span text:style-name="T4">en la que siempre se verá la lista de boards y un botón para agregar nuevos boards. Al navegar a esta ruta, se solicita la lista de boards al backend a través de un servicio rest.</text:span></text:p>
          <text:p text:style-name="P18">El BoardModule tiene sus propias rutas, 'new' para crear un nuevo board, ':id' para ver los contenidos de un board <text:span text:style-name="T6">(</text:span>donde id se corresponde con uno de sus boards<text:span text:style-name="T6">)</text:span> y ':id/edit' para editar un board existente. </text:p>
        </text:list-item>
        <text:list-item>
          <text:p text:style-name="P18">El componente asociado con la visualización de un board se encarga de mostrar la lista de InterestComponent correspondiente, y de solicitar estos contenidos al backend a través de <text:span text:style-name="T6">un servicio rest</text:span>.</text:p>
        </text:list-item>
      </text:list>
      <text:list xml:id="list1692801876010887128" text:style-name="L3">
        <text:list-header>
          <text:p text:style-name="P19"><text:span text:style-name="T3"/></text:p>
        </text:list-header>
      </text:list>
      <text:p text:style-name="P16"/>
      <text:p text:style-name="P16"/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Andale Mono" svg:font-family="'Andale Mono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KLUG" svg:font-family="LKLU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6:18:58.551601647</meta:creation-date>
    <dc:date>2018-05-01T19:25:26.572899170</dc:date>
    <meta:editing-duration>PT2H35M36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2" meta:paragraph-count="29" meta:word-count="417" meta:character-count="2524" meta:non-whitespace-character-count="2138"/>
  </office:meta>
</office:document-meta>
</file>